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in" fo:margin-bottom="0.0835in" fo:text-align="center" style:writing-mode="lr-tb"/>
    </style:style>
    <style:style style:name="P3" style:family="paragraph">
      <loext:graphic-properties draw:fill="solid" draw:fill-color="#ffffff"/>
      <style:paragraph-properties fo:margin-top="0in" fo:margin-bottom="0.0835in"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margin-top="0in" fo:margin-bottom="0.0835in" fo:text-align="center" style:writing-mode="lr-tb"/>
    </style:style>
    <style:style style:name="P6" style:family="paragraph">
      <style:paragraph-properties fo:margin-top="0in" fo:margin-bottom="0in" fo:text-align="center" style:writing-mode="lr-tb"/>
    </style:style>
    <style:style style:name="P7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font-name="Courier New" fo:font-size="7.5pt" fo:language="en" fo:country="GB" fo:font-weight="bold" style:font-name-asian="Times New Roman" style:font-size-asian="7.5pt" style:font-weight-asian="bold" style:font-name-complex="Courier New" style:font-size-complex="7.5pt" style:language-complex="ar" style:country-complex="SA" style:font-weight-complex="bold"/>
    </style:style>
    <style:style style:name="T2" style:family="text">
      <style:text-properties style:use-window-font-color="true" style:font-name="Courier New" fo:font-size="8pt" fo:language="en" fo:country="GB" fo:font-weight="bold" style:font-name-asian="Times New Roman" style:font-size-asian="8pt" style:font-weight-asian="bold" style:font-name-complex="Courier New" style:font-size-complex="8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Courier New" fo:font-size="10pt" fo:language="en" fo:country="GB" style:font-name-asian="Times New Roman" style:font-size-asian="10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2pt" style:language-complex="ar" style:country-complex="SA" style:font-weight-complex="bold"/>
    </style:style>
    <style:style style:name="T7" style:family="text">
      <style:text-properties style:use-window-font-color="true" style:font-name="Courier New" fo:font-size="4pt" fo:language="en" fo:country="GB" fo:font-weight="bold" style:font-name-asian="Times New Roman" style:font-size-asian="4pt" style:font-weight-asian="bold" style:font-name-complex="Courier New" style:font-size-complex="12pt" style:language-complex="ar" style:country-complex="SA" style:font-weight-complex="bold"/>
    </style:style>
    <style:style style:name="T8" style:family="text">
      <style:text-properties style:use-window-font-color="true" style:font-name="Courier New" fo:font-size="8pt" fo:language="en" fo:country="GB" style:font-name-asian="Times New Roman" style:font-size-asian="8pt" style:font-name-complex="Courier New" style:font-size-complex="12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4634in" fo:min-width="0.2965in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6528in" fo:min-width="3.289in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custom-shape draw:style-name="gr2" draw:text-style-name="P1" svg:width="0.9094in" svg:height="0.9094in" svg:x="0.228in" svg:y="0.2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3" svg:width="1.1441in" svg:height="1.1689in" svg:x="2.3256in" svg:y="0.1339in"><draw:text-box><text:p text:style-name="P2"><text:span text:style-name="T1">e</text:span><text:span text:style-name="T1">x</text:span><text:span text:style-name="T1">t</text:span><text:span text:style-name="T1">_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text:span text:style-name="T1">_</text:span><text:span text:style-name="T1">t</text:span></text:p></draw:text-box></draw:frame><draw:custom-shape draw:style-name="gr4" draw:text-style-name="P4" svg:width="3.6362in" svg:height="1.8335in" svg:x="0in" svg:y="0in"><text:p/><draw:enhanced-geometry svg:viewBox="0 0 21600 21600" draw:type="rectangle" draw:enhanced-path="M 0 0 L 21600 0 21600 21600 0 21600 0 0 Z N"/></draw:custom-shape><draw:frame draw:style-name="gr5" draw:text-style-name="P5" svg:width="0.9094in" svg:height="0.2598in" svg:x="0.2272in" svg:y="0.6126in"><draw:text-box><text:p text:style-name="P2"><text:span text:style-name="T2">unconfined_t</text:span></text:p></draw:text-box></draw:frame><draw:frame draw:style-name="gr5" draw:text-style-name="P7" svg:width="1.0394in" svg:height="0.3122in" svg:x="0.1811in" svg:y="1.261in"><draw:text-box><text:p text:style-name="P6"><text:span text:style-name="T3">Subject</text:span><text:span text:style-name="T4"> – the </text:span><text:span text:style-name="T5">process</text:span></text:p></draw:text-box></draw:frame><draw:frame draw:style-name="gr5" draw:text-style-name="P5" svg:width="1.5224in" svg:height="0.3122in" svg:x="1.9839in" svg:y="1.3909in"><draw:text-box><text:p text:style-name="P2"><text:span text:style-name="T3">Object Instance</text:span><text:span text:style-name="T4"> – of the ‘</text:span><text:span text:style-name="T5">process</text:span><text:span text:style-name="T4">’ object class</text:span></text:p></draw:text-box></draw:frame><draw:frame draw:style-name="gr5" draw:text-style-name="P7" svg:width="0.9094in" svg:height="0.4386in" svg:x="1.1827in" svg:y="0.5138in"><draw:text-box><text:p text:style-name="P6"><text:span text:style-name="T6">transition</text:span></text:p><text:p text:style-name="P6"><text:span text:style-name="T7"/></text:p><text:p text:style-name="P6"><text:span text:style-name="T8">(Permission)</text:span></text:p></draw:text-box></draw:frame><draw:line draw:style-name="gr6" draw:text-style-name="P8" svg:x1="1.1575in" svg:y1="0.711in" svg:x2="2.3264in" svg:y2="0.711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7:35:57.311442503</meta:creation-date>
    <dc:date>2020-07-29T17:37:39.058820047</dc:date>
    <meta:editing-duration>PT1M42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